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text-properties style:font-name="Consolas" fo:font-size="14pt" style:font-name-asian="Consolas1" style:font-size-asian="14pt" style:font-name-complex="Consolas1" style:font-size-complex="14pt"/>
    </style:style>
    <style:style style:name="P3" style:family="paragraph" style:parent-style-name="Standard">
      <style:paragraph-properties fo:text-align="justify" style:justify-single-word="false"/>
      <style:text-properties style:font-name="Consolas" fo:font-size="14pt" style:font-name-asian="Consolas1" style:font-size-asian="14pt" style:font-name-complex="Consolas1" style:font-size-complex="14pt"/>
    </style:style>
    <style:style style:name="P4" style:family="paragraph" style:parent-style-name="Standard">
      <style:paragraph-properties fo:text-align="justify" style:justify-single-word="false"/>
      <style:text-properties style:font-name="Consolas" fo:font-size="14pt" officeooo:rsid="002575d0" officeooo:paragraph-rsid="002575d0" style:font-name-asian="Consolas1" style:font-size-asian="14pt" style:font-name-complex="Consolas1" style:font-size-complex="14pt"/>
    </style:style>
    <style:style style:name="P5" style:family="paragraph" style:parent-style-name="Standard">
      <style:paragraph-properties fo:text-align="justify" style:justify-single-word="false"/>
      <style:text-properties style:font-name="Consolas" fo:font-size="14pt" fo:font-weight="bold" style:font-name-asian="Consolas1" style:font-size-asian="14pt" style:font-weight-asian="bold" style:font-name-complex="Consolas1" style:font-size-complex="14pt"/>
    </style:style>
    <style:style style:name="P6" style:family="paragraph" style:parent-style-name="Standard">
      <style:text-properties style:font-name="Consolas" fo:font-size="10pt" style:font-name-asian="Consolas1" style:font-size-asian="10pt" style:font-name-complex="Consolas1" style:font-size-complex="10pt"/>
    </style:style>
    <style:style style:name="P7" style:family="paragraph" style:parent-style-name="Standard">
      <style:paragraph-properties fo:text-align="justify" style:justify-single-word="false"/>
      <style:text-properties style:font-name="Consolas" fo:font-size="10pt" style:font-name-asian="Consolas1" style:font-size-asian="10pt" style:font-name-complex="Consolas1" style:font-size-complex="10pt"/>
    </style:style>
    <style:style style:name="P8" style:family="paragraph" style:parent-style-name="Standard">
      <style:paragraph-properties fo:text-align="justify" style:justify-single-word="false"/>
      <style:text-properties style:font-name="Consolas" fo:font-size="12pt" officeooo:rsid="002575d0" officeooo:paragraph-rsid="002575d0" style:font-name-asian="Consolas1" style:font-size-asian="12pt" style:font-name-complex="Consolas1" style:font-size-complex="12pt"/>
    </style:style>
    <style:style style:name="P9" style:family="paragraph" style:parent-style-name="Standard">
      <style:paragraph-properties fo:text-align="start" style:justify-single-word="false"/>
      <style:text-properties style:font-name="Consolas" fo:font-size="12pt" officeooo:rsid="002575d0" officeooo:paragraph-rsid="002575d0" style:font-name-asian="Consolas1" style:font-size-asian="12pt" style:font-name-complex="Consolas1" style:font-size-complex="12pt"/>
    </style:style>
    <style:style style:name="P10" style:family="paragraph" style:parent-style-name="Standard">
      <style:paragraph-properties fo:text-align="justify" style:justify-single-word="false"/>
      <style:text-properties officeooo:rsid="002731e4" officeooo:paragraph-rsid="002731e4"/>
    </style:style>
    <style:style style:name="P11" style:family="paragraph" style:parent-style-name="Standard">
      <style:paragraph-properties fo:text-align="justify" style:justify-single-word="false"/>
      <style:text-properties fo:font-weight="bold" officeooo:rsid="002731e4" officeooo:paragraph-rsid="002731e4" style:font-weight-asian="bold" style:font-weight-complex="bold"/>
    </style:style>
    <style:style style:name="P12" style:family="paragraph" style:parent-style-name="Standard">
      <style:paragraph-properties fo:text-align="justify" style:justify-single-word="false"/>
      <style:text-properties officeooo:rsid="00281d3d" officeooo:paragraph-rsid="00281d3d"/>
    </style:style>
    <style:style style:name="P13" style:family="paragraph" style:parent-style-name="Standard">
      <loext:graphic-properties draw:fill="solid" draw:fill-color="#1e1e1e"/>
      <style:paragraph-properties fo:margin-top="0cm" fo:margin-bottom="0cm" loext:contextual-spacing="false" fo:line-height="100%" fo:background-color="#1e1e1e"/>
    </style:style>
    <style:style style:name="P14" style:family="paragraph" style:parent-style-name="Standard">
      <loext:graphic-properties draw:fill="solid" draw:fill-color="#1e1e1e"/>
      <style:paragraph-properties fo:margin-top="0cm" fo:margin-bottom="0cm" loext:contextual-spacing="false" fo:line-height="100%" fo:background-color="#1e1e1e"/>
      <style:text-properties fo:color="#d4d4d4" style:font-name="Consolas" fo:font-size="6.5pt" style:font-name-asian="Consolas1" style:font-size-asian="6.5pt" style:font-name-complex="Consolas1" style:font-size-complex="6.5pt"/>
    </style:style>
    <style:style style:name="P15" style:family="paragraph" style:parent-style-name="Standard">
      <loext:graphic-properties draw:fill="solid" draw:fill-color="#1e1e1e"/>
      <style:paragraph-properties fo:margin-top="0cm" fo:margin-bottom="0cm" loext:contextual-spacing="false" fo:line-height="100%" fo:background-color="#1e1e1e"/>
      <style:text-properties fo:color="#6a9955" style:font-name="Consolas" fo:font-size="6.5pt" style:font-name-asian="Consolas1" style:font-size-asian="6.5pt" style:font-name-complex="Consolas1" style:font-size-complex="6.5pt"/>
    </style:style>
    <style:style style:name="P16" style:family="paragraph" style:parent-style-name="Standard">
      <style:paragraph-properties fo:margin-left="0cm" fo:margin-right="0cm" fo:text-indent="1.249cm" style:auto-text-indent="false"/>
      <style:text-properties style:font-name="Consolas" fo:font-size="10pt" style:font-name-asian="Consolas1" style:font-size-asian="10pt" style:font-name-complex="Consolas1" style:font-size-complex="10pt"/>
    </style:style>
    <style:style style:name="P17" style:family="paragraph" style:parent-style-name="Standard">
      <style:paragraph-properties fo:margin-left="0cm" fo:margin-right="0cm" fo:text-align="justify" style:justify-single-word="false" fo:text-indent="1.249cm" style:auto-text-indent="false"/>
      <style:text-properties style:font-name="Consolas" fo:font-size="10pt" style:font-name-asian="Consolas1" style:font-size-asian="10pt" style:font-name-complex="Consolas1" style:font-size-complex="10pt"/>
    </style:style>
    <style:style style:name="P18" style:family="paragraph" style:parent-style-name="Standard">
      <style:paragraph-properties fo:margin-left="1.249cm" fo:margin-right="0cm" fo:text-indent="1.249cm" style:auto-text-indent="false"/>
      <style:text-properties style:font-name="Consolas" fo:font-size="10pt" style:font-name-asian="Consolas1" style:font-size-asian="10pt" style:font-name-complex="Consolas1" style:font-size-complex="10pt"/>
    </style:style>
    <style:style style:name="P19" style:family="paragraph" style:parent-style-name="Standard">
      <style:paragraph-properties fo:margin-left="2.498cm" fo:margin-right="0cm" fo:text-indent="1.247cm" style:auto-text-indent="false"/>
      <style:text-properties style:font-name="Consolas" fo:font-size="10pt" style:font-name-asian="Consolas1" style:font-size-asian="10pt" style:font-name-complex="Consolas1" style:font-size-complex="10pt"/>
    </style:style>
    <style:style style:name="P20" style:family="paragraph" style:parent-style-name="Preformatted_20_Text">
      <style:paragraph-properties fo:text-align="justify" style:justify-single-word="false"/>
      <style:text-properties officeooo:rsid="002731e4" officeooo:paragraph-rsid="002731e4"/>
    </style:style>
    <style:style style:name="P21" style:family="paragraph" style:parent-style-name="Standard" style:master-page-name="Standard">
      <style:paragraph-properties fo:text-align="justify" style:justify-single-word="false" style:page-number="1"/>
      <style:text-properties style:font-name="Consolas" fo:font-size="14pt" style:font-name-asian="Consolas1" style:font-size-asian="14pt" style:font-name-complex="Consolas1" style:font-size-complex="14pt"/>
    </style:style>
    <style:style style:name="P22" style:family="paragraph" style:parent-style-name="Standard">
      <style:paragraph-properties fo:text-align="justify" style:justify-single-word="false"/>
      <style:text-properties style:font-name="Consolas" fo:font-size="14pt" style:font-name-asian="Consolas1" style:font-size-asian="14pt" style:font-name-complex="Consolas1" style:font-size-complex="14pt"/>
    </style:style>
    <style:style style:name="P23" style:family="paragraph" style:parent-style-name="Standard" style:list-style-name="WWNum1">
      <loext:graphic-properties draw:fill-color="#ffffff"/>
      <style:paragraph-properties fo:margin-left="1.27cm" fo:margin-right="0cm" fo:margin-top="0cm" fo:margin-bottom="0cm" loext:contextual-spacing="false" fo:line-height="115%" fo:text-align="justify" style:justify-single-word="false" fo:keep-together="auto" fo:orphans="2" fo:widows="2" fo:text-indent="-0.635cm" style:auto-text-indent="false" fo:padding="0cm" fo:border="none" fo:keep-with-next="auto"/>
      <style:text-properties fo:font-variant="normal" fo:text-transform="none" fo:color="#000000" style:text-line-through-style="none" style:text-line-through-type="none" style:text-position="0% 100%" style:font-name="Consolas" fo:font-size="14pt" fo:font-style="normal" style:text-underline-style="none" fo:font-weight="normal" fo:background-color="transparent" style:font-name-asian="Consolas1" style:font-size-asian="14pt" style:font-style-asian="normal" style:font-weight-asian="normal" style:font-name-complex="Consolas1" style:font-size-complex="14pt"/>
    </style:style>
    <style:style style:name="P24" style:family="paragraph" style:parent-style-name="Standard" style:list-style-name="WWNum1">
      <loext:graphic-properties draw:fill-color="#ffffff"/>
      <style:paragraph-properties fo:margin-left="1.27cm" fo:margin-right="0cm" fo:margin-top="0cm" fo:margin-bottom="0.353cm" loext:contextual-spacing="false" fo:line-height="115%" fo:text-align="justify" style:justify-single-word="false" fo:keep-together="auto" fo:orphans="2" fo:widows="2" fo:text-indent="-0.635cm" style:auto-text-indent="false" fo:padding="0cm" fo:border="none" fo:keep-with-next="auto"/>
      <style:text-properties fo:font-variant="normal" fo:text-transform="none" fo:color="#000000" style:text-line-through-style="none" style:text-line-through-type="none" style:text-position="0% 100%" style:font-name="Consolas" fo:font-size="14pt" fo:font-style="normal" style:text-underline-style="none" fo:font-weight="normal" fo:background-color="transparent" style:font-name-asian="Consolas1" style:font-size-asian="14pt" style:font-style-asian="normal" style:font-weight-asian="normal" style:font-name-complex="Consolas1" style:font-size-complex="14pt"/>
    </style:style>
    <style:style style:name="T1" style:family="text">
      <style:text-properties style:font-name="Consolas" fo:font-size="14pt" style:font-name-asian="Consolas1" style:font-size-asian="14pt" style:font-name-complex="Consolas1" style:font-size-complex="14pt"/>
    </style:style>
    <style:style style:name="T2" style:family="text">
      <style:text-properties style:font-name="Consolas" fo:font-size="10pt" style:font-name-asian="Consolas1" style:font-size-asian="10pt" style:font-name-complex="Consolas1" style:font-size-complex="10pt"/>
    </style:style>
    <style:style style:name="T3" style:family="text">
      <style:text-properties style:font-name="Consolas" fo:font-size="10pt" officeooo:rsid="001ca14b" style:font-name-asian="Consolas1" style:font-size-asian="10pt" style:font-name-complex="Consolas1" style:font-size-complex="10pt"/>
    </style:style>
    <style:style style:name="T4" style:family="text">
      <style:text-properties fo:color="#ce9178" style:font-name="Consolas" fo:font-size="6.5pt" style:font-name-asian="Consolas1" style:font-size-asian="6.5pt" style:font-name-complex="Consolas1" style:font-size-complex="6.5pt"/>
    </style:style>
    <style:style style:name="T5" style:family="text">
      <style:text-properties fo:color="#d4d4d4" style:font-name="Consolas" fo:font-size="6.5pt" style:font-name-asian="Consolas1" style:font-size-asian="6.5pt" style:font-name-complex="Consolas1" style:font-size-complex="6.5pt"/>
    </style:style>
    <style:style style:name="T6" style:family="text">
      <style:text-properties fo:color="#569cd6" style:font-name="Consolas" fo:font-size="6.5pt" style:font-name-asian="Consolas1" style:font-size-asian="6.5pt" style:font-name-complex="Consolas1" style:font-size-complex="6.5pt"/>
    </style:style>
    <style:style style:name="T7" style:family="text">
      <style:text-properties fo:color="#569cd6" style:font-name="Consolas" fo:font-size="6.5pt" officeooo:rsid="0020b804" style:font-name-asian="Consolas1" style:font-size-asian="6.5pt" style:font-name-complex="Consolas1" style:font-size-complex="6.5pt"/>
    </style:style>
    <style:style style:name="T8" style:family="text">
      <style:text-properties fo:color="#4ec9b0" style:font-name="Consolas" fo:font-size="6.5pt" style:font-name-asian="Consolas1" style:font-size-asian="6.5pt" style:font-name-complex="Consolas1" style:font-size-complex="6.5pt"/>
    </style:style>
    <style:style style:name="T9" style:family="text">
      <style:text-properties fo:color="#9cdcfe" style:font-name="Consolas" fo:font-size="6.5pt" style:font-name-asian="Consolas1" style:font-size-asian="6.5pt" style:font-name-complex="Consolas1" style:font-size-complex="6.5pt"/>
    </style:style>
    <style:style style:name="T10" style:family="text">
      <style:text-properties fo:color="#dcdcaa" style:font-name="Consolas" fo:font-size="6.5pt" style:font-name-asian="Consolas1" style:font-size-asian="6.5pt" style:font-name-complex="Consolas1" style:font-size-complex="6.5pt"/>
    </style:style>
    <style:style style:name="T11" style:family="text">
      <style:text-properties fo:color="#c586c0" style:font-name="Consolas" fo:font-size="6.5pt" style:font-name-asian="Consolas1" style:font-size-asian="6.5pt" style:font-name-complex="Consolas1" style:font-size-complex="6.5pt"/>
    </style:style>
    <style:style style:name="T12" style:family="text">
      <style:text-properties fo:color="#b5cea8" style:font-name="Consolas" fo:font-size="6.5pt" style:font-name-asian="Consolas1" style:font-size-asian="6.5pt" style:font-name-complex="Consolas1" style:font-size-complex="6.5pt"/>
    </style:style>
    <style:style style:name="T13" style:family="text">
      <style:text-properties officeooo:rsid="00242873"/>
    </style:style>
    <style:style style:name="T14" style:family="text">
      <style:text-properties officeooo:rsid="002575d0"/>
    </style:style>
    <style:style style:name="T15" style:family="text">
      <style:text-properties fo:font-size="12pt" style:font-size-asian="12pt" style:font-size-complex="12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Index.</text:p>
      <text:list xml:id="list2077798610" text:style-name="WWNum1">
        <text:list-item>
          <text:p text:style-name="P23">Functions.</text:p>
        </text:list-item>
        <text:list-item>
          <text:p text:style-name="P23">Callbacks.</text:p>
        </text:list-item>
        <text:list-item>
          <text:p text:style-name="P23">Promises.</text:p>
        </text:list-item>
        <text:list-item>
          <text:p text:style-name="P23">Creation of classes and objects in ES6.</text:p>
          <text:p text:style-name="P24"/>
        </text:list-item>
      </text:list>
      <text:p text:style-name="P3"/>
      <text:p text:style-name="P5">1. Functions.</text:p>
      <text:p text:style-name="P5">Traditional functions</text:p>
      <text:p text:style-name="P3">Let's start with a simple example. Let's suppose this traditional function that returns the sum of the two parameters passed to it:</text:p>
      <text:p text:style-name="P7">function add (num1, num2) {</text:p>
      <text:p text:style-name="P17">return num1 + num2;</text:p>
      <text:p text:style-name="P7">}</text:p>
      <text:p text:style-name="P3">When using this function, just call it at the desired place, passing it the appropriate parameters. For example:</text:p>
      <text:p text:style-name="P7">console.log (sum (3, 2)); // Will display 5</text:p>
      <text:p text:style-name="P3"/>
      <text:p text:style-name="P5">Anonymous functions</text:p>
      <text:p text:style-name="P3">We could also express this same function as an anonymous function. These functions are declared "on the fly", and are usually assigned to a variable so that they can be named or called later:</text:p>
      <text:p text:style-name="P3"/>
      <text:p text:style-name="P7">let addAnonymous = function (num1, num2) {</text:p>
      <text:p text:style-name="P17">return num1 + num2;</text:p>
      <text:p text:style-name="P7">};</text:p>
      <text:p text:style-name="P7"><text:soft-page-break/>console.log (addAnonymous (3, 2));</text:p>
      <text:p text:style-name="P3"/>
      <text:p text:style-name="P5">The "arrow functions"</text:p>
      <text:p text:style-name="P3">The "arrow functions" or arrow functions define a way of defining functions that uses a lambda expression to specify the parameters on the one hand (between parentheses) and the code of the function on the other between braces, separated by an arrow. The function keyword is omitted to define them. The same previous function, expressed as an arrow function, would look like this:</text:p>
      <text:p text:style-name="P7">let add = (num1, num2) =&gt; {</text:p>
      <text:p text:style-name="P17">return num1 + num2;</text:p>
      <text:p text:style-name="P7">};</text:p>
      <text:p text:style-name="P3">As with anonymous functions, you can assign their value to a variable for later use, or define them on the fly in a particular code snippet. In fact, the previous code can be simplified even more: in the case that the function simply returns a value, the braces and the return word can be dispensed with, thus:</text:p>
      <text:p text:style-name="P7">let add = (num1, num2) =&gt; num1 + num2;</text:p>
      <text:p text:style-name="P3">If the function has only one parameter, the parentheses can be dispensed with. For example, this function returns twice the number it receives as a parameter:</text:p>
      <text:p text:style-name="P1"><text:span text:style-name="T3">let </text:span><text:span text:style-name="T2">double = num =&gt; 2 * num;</text:span></text:p>
      <text:p text:style-name="P7">console.log (double (3)); // Will display 6</text:p>
      <text:p text:style-name="P3"/>
      <text:p text:style-name="P3"/>
      <text:p text:style-name="P3"/>
      <text:p text:style-name="P5"><text:soft-page-break/>Direct use of arrow functions</text:p>
      <text:p text:style-name="P3">As we mentioned before, arrow functions, as well as anonymous functions, have the advantage of being able to be used directly in the place where they are needed. For example, given the following array of objects with personal data:</text:p>
      <text:p text:style-name="P7">let data = [</text:p>
      <text:p text:style-name="P7">{name: "Nacho", telephone: "966112233", age: 40},</text:p>
      <text:p text:style-name="P7">{name: "Ana", telephone: "911223344", age: 35},</text:p>
      <text:p text:style-name="P7">{name: "Mario", phone: "611998877", age: 15},</text:p>
      <text:p text:style-name="P7">{name: "Laura", telephone: "633663366", age: 17}</text:p>
      <text:p text:style-name="P7">];</text:p>
      <text:p text:style-name="P3">If we want to filter the people of legal age, we can do it with an anonymous function combined with the filter function:</text:p>
      <text:p text:style-name="P6">let olderOfAge = data.filter (function (person) {</text:p>
      <text:p text:style-name="P16">return person.age &gt;= 18;</text:p>
      <text:p text:style-name="P6">})</text:p>
      <text:p text:style-name="P7">console.log (olderOfAge);</text:p>
      <text:p text:style-name="P3"/>
      <text:p text:style-name="P3">And we can also employ an arrow function instead:</text:p>
      <text:p text:style-name="P3"/>
      <text:p text:style-name="P6">let olderOfAge = data.filter (person =&gt; person.age &gt;= 18);</text:p>
      <text:p text:style-name="P7">console.log (olderOfAge);</text:p>
      <text:p text:style-name="P3"/>
      <text:p text:style-name="P3">Note that, in these cases, we do not assign the function to a variable to use it later, but rather they are used at the same point where they are defined. Note also that the code is more compact using an arrow function.</text:p>
      <text:p text:style-name="P3"><text:soft-page-break/></text:p>
      <text:p text:style-name="P5">Arrow functions and traditional functions</text:p>
      <text:p text:style-name="P3">The difference between arrow functions and traditional nomenclature or anonymous functions is that with arrow functions we cannot access the this element, or the arguments element, which are available with anonymous or traditional functions. So, in case we need to do it, we will have to opt for a normal or anonymous function, in this case.</text:p>
      <text:p text:style-name="P3"/>
      <text:p text:style-name="P5">2. Callbacks.</text:p>
      <text:p text:style-name="P3">One of the two pillars on which asynchronous programming in Javascript is based is made up of callbacks. A callback is a function A that is passed as a parameter to another B, and that will be called at some point during the execution of B (usually when B finishes its task). This concept is fundamental to give Node.js (and Javascript in general) an asynchronous behavior: a function is called, and it is indicated what it has to do when it finishes, and in the meantime the program can dedicate itself to other things .</text:p>
      <text:p text:style-name="P3">An example we have with the Javascript function setTimeout. We can indicate to this function a function to call, and a time (in milliseconds) to wait before calling it. Once the line of the call to setTimeout is executed, the program continues its course and when the time expires, the indicated callback function is called. Let's try writing this example in a file called "callback.js":</text:p>
      <text:p text:style-name="P3"/>
      <text:p text:style-name="P6">setTimeout (function () {</text:p>
      <text:p text:style-name="P18"><text:soft-page-break/>console.log ("Callback done");</text:p>
      <text:p text:style-name="P18">}, 2000);</text:p>
      <text:p text:style-name="P6">console.log ("Hello");</text:p>
      <text:p text:style-name="P3"/>
      <text:p text:style-name="P3">If we run the example, we will see that the first message that appears is “Hello”, and after two seconds, the message “Completed callback” appears. That is, we have called setTimeout and the program has followed its course afterwards, it has written "Hello" on the screen and, once the stipulated time has passed, the callback has been called to do its work.</text:p>
      <text:p text:style-name="P3">We will use callbacks extensively during this course. Especially to process the result of some promises that we will use (now we will see what promises are), or the treatment of some service requests.</text:p>
      <text:p text:style-name="P3"/>
      <text:p text:style-name="P5">3. Promises.</text:p>
      <text:p text:style-name="P3">Promises are another important mechanism for making Javascript asynchronous. They are used to define the completion (successful or not) of an asynchronous operation. In our code, we can define promises to perform asynchronous operations, or (more commonly) use promises defined by others in the use of their libraries.</text:p>
      <text:p text:style-name="P1"><text:span text:style-name="T1">Throughout this course we will use promises to, for example, send operations to a database and collect their results when they finish, without blocking the main program. But to better understand what we are going to do, when the time comes, it is convenient to be clear about the structure of a promise and the possible answers it </text:span><text:soft-page-break/><text:span text:style-name="T1">offers.</text:span></text:p>
      <text:p text:style-name="P3"/>
      <text:p text:style-name="P5">Create a promise.</text:p>
      <text:p text:style-name="P3">In the event that we want or need to create a promise, an object of type Promise will be created. A function with two parameters is passed to this object as a parameter:</text:p>
      <text:p text:style-name="P3"/>
      <text:p text:style-name="P2">• The callback function to call if everything went correctly</text:p>
      <text:p text:style-name="P2">• The callback function to call if there has been an error</text:p>
      <text:p text:style-name="P3"/>
      <text:p text:style-name="P3">These two parameters are usually called, respectively, resolve and reject. Therefore, a basic promise skeleton, using arrow functions to define the function to execute, would look like this:</text:p>
      <text:p text:style-name="P3"/>
      <text:p text:style-name="P7">let variableName = new Promise ((resolve, reject) =&gt; {</text:p>
      <text:p text:style-name="P7">// Code to execute</text:p>
      <text:p text:style-name="P7">// If all goes well, we call "resolve"</text:p>
      <text:p text:style-name="P7">// If something fails, we call "reject"</text:p>
      <text:p text:style-name="P7">});</text:p>
      <text:p text:style-name="P3"/>
      <text:p text:style-name="P3">Internally, the function will do its job and will call its two parameters in either case. In the case of resolve, the result of the operation is usually passed as a parameter, and in the case of reject the error produced is usually passed to it.</text:p>
      <text:p text:style-name="P3"><text:soft-page-break/>Let's see it with an example. The following promise finds the adults from the list of people seen in a previous example. If results are found, they are returned with the resolve function. Otherwise, an error is generated and sent with reject. Copy the example into a file called "promise_test.js":</text:p>
      <text:p text:style-name="P3"/>
      <text:p text:style-name="P6">let data = [</text:p>
      <text:p text:style-name="P6">{name: "Nacho", telephone: "966112233", age: 40},</text:p>
      <text:p text:style-name="P6">{name: "Ana", telephone: "911223344", age: 35},</text:p>
      <text:p text:style-name="P6">{name: "Mario", phone: "611998877", age: 15},</text:p>
      <text:p text:style-name="P6">{name: "Laura", telephone: "633663366", age: 17}</text:p>
      <text:p text:style-name="P6">];</text:p>
      <text:p text:style-name="P6">let <text:span text:style-name="T13">OlderofAge</text:span>Promise = new Promise ((resolve, reject) =&gt; {</text:p>
      <text:p text:style-name="P16">let result = data.filter (person =&gt; person.age&gt; = 18);</text:p>
      <text:p text:style-name="P16">if (result.length&gt; 0)</text:p>
      <text:p text:style-name="P19">resolve (result);</text:p>
      <text:p text:style-name="P16">else</text:p>
      <text:p text:style-name="P19">reject ("No results");</text:p>
      <text:p text:style-name="P6">});</text:p>
      <text:p text:style-name="P4">We would call the promise: </text:p>
      <text:p text:style-name="P4"/>
      <text:p text:style-name="P4"><text:s/><text:span text:style-name="T15">promesaMayoresDeEdad.then(result =&gt; {</text:span></text:p>
      <text:p text:style-name="P9"><text:s text:c="16"/>// If we are here the promise has been correctly processed</text:p>
      <text:p text:style-name="P8"><text:s text:c="13"/></text:p>
      <text:p text:style-name="P9"><text:s text:c="16"/>console.log("Matched coincidences:");</text:p>
      <text:p text:style-name="P8"><text:s text:c="16"/>console.log(result);</text:p>
      <text:p text:style-name="P8"><text:s text:c="16"/>}).catch(error =&gt; {</text:p>
      <text:p text:style-name="P8"><text:soft-page-break/><text:s text:c="16"/>// if we are here there was an error</text:p>
      <text:p text:style-name="P8"><text:s text:c="4"/></text:p>
      <text:p text:style-name="P8"><text:s text:c="16"/>console.log("Error:", error);</text:p>
      <text:p text:style-name="P8"><text:s text:c="16"/>});</text:p>
      <text:p text:style-name="P8"><text:s text:c="4"/></text:p>
      <text:p text:style-name="P3">The function that defines the promise could also be defined in this other way:</text:p>
      <text:p text:style-name="P3"/>
      <text:p text:style-name="P6">let OlderOfAgepromise = list<text:span text:style-name="T13">ing</text:span> =&gt; {</text:p>
      <text:p text:style-name="P16">return new Promise ((resolve, reject) =&gt; {</text:p>
      <text:p text:style-name="P18">let result = list<text:span text:style-name="T13">ing</text:span>.filter (person =&gt; person.age&gt; = 18);</text:p>
      <text:p text:style-name="P18">if (result.length&gt; 0)</text:p>
      <text:p text:style-name="P19">resolve (result);</text:p>
      <text:p text:style-name="P18">else</text:p>
      <text:p text:style-name="P19">reject ("No results");</text:p>
      <text:p text:style-name="P6">});</text:p>
      <text:p text:style-name="P6">};</text:p>
      <text:p text:style-name="P3"/>
      <text:p text:style-name="P3">Thus,<text:span text:style-name="T14">we don’t use global variables inside, and</text:span> the array is passed as a parameter to the function itself, which returns the Promise object once it is finished. Leave the promise of this second form defined in the test source file.</text:p>
      <text:p text:style-name="P3"/>
      <text:p text:style-name="P5">Promise consumption</text:p>
      <text:p text:style-name="P3">In the case of wanting to use a previously defined promise (or created by others in a library), we will simply call the function or object that triggers the promise, and we collect the result. In this case:</text:p>
      <text:p text:style-name="P3"><text:soft-page-break/></text:p>
      <text:p text:style-name="P3">• To collect a satisfactory result (resolve) we use the then clause.</text:p>
      <text:p text:style-name="P3">• To collect an erroneous result (reject) we use the catch clause.</text:p>
      <text:p text:style-name="P3"/>
      <text:p text:style-name="P3">Thus, the previous promise can be used in this way (again, we use arrow functions to process the then clause with its result, or the catch with its error):</text:p>
      <text:p text:style-name="P3"/>
      <text:p text:style-name="P7">OlderOfAgepromise (data).then (result =&gt; {</text:p>
      <text:p text:style-name="P17">// If we enter here, the promise has been processed well</text:p>
      <text:p text:style-name="P17">// In "result" we can access the result obtained</text:p>
      <text:p text:style-name="P17">console.log ("Matches found:");</text:p>
      <text:p text:style-name="P17">console.log (result);</text:p>
      <text:p text:style-name="P7">}). catch (error =&gt; {</text:p>
      <text:p text:style-name="P17">// If we enter here, there was an error processing the promise</text:p>
      <text:p text:style-name="P17">// In "error" we can consult it</text:p>
      <text:p text:style-name="P17">console.log ("Error:", error);</text:p>
      <text:p text:style-name="P7">});</text:p>
      <text:p text:style-name="P3"/>
      <text:p text:style-name="P3">Copy this code under the previous code in the file "test_promise.js" created earlier, to check the operation and what the promise shows. Note that, when defining the promise, the structure that will have the result or error is also defined. In this case, the result is a vector of people matching the search criteria, and the error is a text string. But they can be the type of data we want.</text:p>
      <text:p text:style-name="P3"><text:soft-page-break/></text:p>
      <text:p text:style-name="P5">4. Creation of classes and objects in ES6.</text:p>
      <text:p text:style-name="P5">Basic syntax</text:p>
      <text:p text:style-name="P3">To create a class in ES6 we are going to use the reserved word class, in "use strict" mode, like this:</text:p>
      <text:p text:style-name="P13"><text:span text:style-name="T4">"use stric"</text:span><text:span text:style-name="T5">;</text:span></text:p>
      <text:p text:style-name="P13"><text:span text:style-name="T6">class </text:span><text:span text:style-name="T8">Person</text:span><text:span text:style-name="T5">{</text:span></text:p>
      <text:p text:style-name="P13"><text:span text:style-name="T6">constructor</text:span><text:span text:style-name="T5">(</text:span><text:span text:style-name="T9">firstname</text:span><text:span text:style-name="T5">,</text:span><text:span text:style-name="T9">lastname</text:span><text:span text:style-name="T5">,</text:span><text:span text:style-name="T9">birthday</text:span><text:span text:style-name="T5">) {</text:span></text:p>
      <text:p text:style-name="P13"><text:span text:style-name="T7">this</text:span><text:span text:style-name="T5">.</text:span><text:span text:style-name="T9">firstname</text:span><text:span text:style-name="T5">=</text:span><text:span text:style-name="T9">firstname</text:span><text:span text:style-name="T5">;</text:span></text:p>
      <text:p text:style-name="P13"><text:span text:style-name="T6">this</text:span><text:span text:style-name="T5">.</text:span><text:span text:style-name="T9">lastname</text:span><text:span text:style-name="T5">=</text:span><text:span text:style-name="T9">lastname</text:span><text:span text:style-name="T5">;</text:span></text:p>
      <text:p text:style-name="P13"><text:span text:style-name="T6">this</text:span><text:span text:style-name="T5">.</text:span><text:span text:style-name="T9">birthday</text:span><text:span text:style-name="T5">=</text:span><text:span text:style-name="T6">new</text:span><text:span text:style-name="T8">Date</text:span><text:span text:style-name="T5">(</text:span><text:span text:style-name="T9">birthday</text:span><text:span text:style-name="T5">);</text:span></text:p>
      <text:p text:style-name="P14">}</text:p>
      <text:p text:style-name="P13"><text:span text:style-name="T10">getAge</text:span><text:span text:style-name="T5">() {</text:span></text:p>
      <text:p text:style-name="P13"><text:span text:style-name="T6">var </text:span><text:span text:style-name="T9">ageDifMs</text:span><text:span text:style-name="T5">=</text:span><text:span text:style-name="T8">Date</text:span><text:span text:style-name="T5">.</text:span><text:span text:style-name="T10">now</text:span><text:span text:style-name="T5">() -</text:span><text:span text:style-name="T7">this</text:span><text:span text:style-name="T5">.</text:span><text:span text:style-name="T9">birthday</text:span><text:span text:style-name="T5">.</text:span><text:span text:style-name="T10">getTime</text:span><text:span text:style-name="T5">();</text:span></text:p>
      <text:p text:style-name="P13"><text:span text:style-name="T6">var </text:span><text:span text:style-name="T9">ageDate</text:span><text:span text:style-name="T5">=</text:span><text:span text:style-name="T6">new</text:span><text:span text:style-name="T8">Date</text:span><text:span text:style-name="T5">(</text:span><text:span text:style-name="T9">ageDifMs</text:span><text:span text:style-name="T5">);</text:span></text:p>
      <text:p text:style-name="P13"><text:span text:style-name="T11">return </text:span><text:span text:style-name="T8">Math</text:span><text:span text:style-name="T5">.</text:span><text:span text:style-name="T10">abs</text:span><text:span text:style-name="T5">(</text:span><text:span text:style-name="T9">ageDate</text:span><text:span text:style-name="T5">.</text:span><text:span text:style-name="T10">getUTCFullYear</text:span><text:span text:style-name="T5">() -</text:span><text:span text:style-name="T12">1970</text:span><text:span text:style-name="T5">);</text:span></text:p>
      <text:p text:style-name="P14">}</text:p>
      <text:p text:style-name="P14">}</text:p>
      <text:p text:style-name="P14"/>
      <text:p text:style-name="P3"/>
      <text:p text:style-name="P3">Definition and usage</text:p>
      <text:p text:style-name="P3">Unlike functions, classes cannot be used before they are defined. The functions in Javascript undergo a process called hoisting whereby the variables declared with var and the functions are moved to the beginning of the scope where they are found and as a consequence can be called before their declaration. In the case of classes this does not work like that and if we try to use a class before defining it we will get an error.</text:p>
      <text:p text:style-name="P5">Class expressions</text:p>
      <text:p text:style-name="P3">Similar to functions, you can assign the definition of a class to a variable. Unlike functions, anonymous classes are not accepted, but as in the case of functions, the name of the class is hidden and it is only possible to use the name of the variable that has been used in the assignment:</text:p>
      <text:p text:style-name="P13"><text:span text:style-name="T4">"use strict"</text:span><text:span text:style-name="T5">;</text:span></text:p>
      <text:p text:style-name="P13"><text:span text:style-name="T6">const </text:span><text:span text:style-name="T9">People</text:span><text:span text:style-name="T5">=</text:span><text:span text:style-name="T6">class </text:span><text:span text:style-name="T8">Person</text:span><text:span text:style-name="T5">{</text:span></text:p>
      <text:p text:style-name="P13"><text:span text:style-name="T6">constructor</text:span><text:span text:style-name="T5">(</text:span><text:span text:style-name="T9">firstname</text:span><text:span text:style-name="T5">,</text:span><text:span text:style-name="T9">lastname</text:span><text:span text:style-name="T5">,</text:span><text:span text:style-name="T9">birthday</text:span><text:span text:style-name="T5">) {</text:span></text:p>
      <text:p text:style-name="P13"><text:span text:style-name="T7">this</text:span><text:span text:style-name="T5">.</text:span><text:span text:style-name="T9">firstname</text:span><text:span text:style-name="T5">=</text:span><text:span text:style-name="T9">firstname</text:span><text:span text:style-name="T5">;</text:span></text:p>
      <text:p text:style-name="P13"><text:soft-page-break/><text:span text:style-name="T6">this</text:span><text:span text:style-name="T5">.</text:span><text:span text:style-name="T9">lastname</text:span><text:span text:style-name="T5">=</text:span><text:span text:style-name="T9">lastname</text:span><text:span text:style-name="T5">;</text:span></text:p>
      <text:p text:style-name="P13"><text:span text:style-name="T6">this</text:span><text:span text:style-name="T5">.</text:span><text:span text:style-name="T9">birthday</text:span><text:span text:style-name="T5">=</text:span><text:span text:style-name="T6">new</text:span><text:span text:style-name="T8">Date</text:span><text:span text:style-name="T5">(</text:span><text:span text:style-name="T9">birthday</text:span><text:span text:style-name="T5">);</text:span></text:p>
      <text:p text:style-name="P14">}</text:p>
      <text:p text:style-name="P13"><text:span text:style-name="T10">getClassName</text:span><text:span text:style-name="T5">() {</text:span></text:p>
      <text:p text:style-name="P13"><text:span text:style-name="T11">return</text:span><text:span text:style-name="T9">Person</text:span><text:span text:style-name="T5">.</text:span><text:span text:style-name="T9">yam</text:span><text:span text:style-name="T5">;</text:span></text:p>
      <text:p text:style-name="P14">}</text:p>
      <text:p text:style-name="P14">};</text:p>
      <text:p text:style-name="P13"><text:span text:style-name="T6">var </text:span><text:span text:style-name="T9">p</text:span><text:span text:style-name="T5">=</text:span><text:span text:style-name="T6">new </text:span><text:span text:style-name="T8">People</text:span><text:span text:style-name="T5">();</text:span></text:p>
      <text:p text:style-name="P13"><text:span text:style-name="T8">console</text:span><text:span text:style-name="T5">.</text:span><text:span text:style-name="T10">log</text:span><text:span text:style-name="T5">(</text:span><text:span text:style-name="T9">p</text:span><text:span text:style-name="T5">.</text:span><text:span text:style-name="T10">getClassName</text:span><text:span text:style-name="T5">());</text:span></text:p>
      <text:p text:style-name="P13"><text:span text:style-name="T6">var </text:span><text:span text:style-name="T9">p2</text:span><text:span text:style-name="T5">=</text:span><text:span text:style-name="T6">new</text:span><text:span text:style-name="T8">Person</text:span><text:span text:style-name="T5">();</text:span></text:p>
      <text:p text:style-name="P14"/>
      <text:p text:style-name="P3"/>
      <text:p text:style-name="P5">Builder</text:p>
      <text:p text:style-name="P3">Within the definition of the class it is not possible to write code directly, since as such it does not behave like a function, what we are going to find is the definition of methods. One of these methods behaves in a special way: constructor. This function will be called when an object of this class is instantiated by means of new.</text:p>
      <text:p text:style-name="P5">Methods</text:p>
      <text:p text:style-name="P3">The rest of the methods are defined in the body of the class without using function, just put the name of the method and parentheses with the parameters it will receive (or none) and write the body of the function.</text:p>
      <text:p text:style-name="P13"><text:span text:style-name="T4">"use strict"</text:span><text:span text:style-name="T5">;</text:span></text:p>
      <text:p text:style-name="P13"><text:span text:style-name="T6">class </text:span><text:span text:style-name="T8">Person</text:span><text:span text:style-name="T5">{</text:span></text:p>
      <text:p text:style-name="P13"><text:span text:style-name="T6">constructor</text:span><text:span text:style-name="T5">(</text:span><text:span text:style-name="T9">firstname</text:span><text:span text:style-name="T5">,</text:span><text:span text:style-name="T9">lastname</text:span><text:span text:style-name="T5">,</text:span><text:span text:style-name="T9">birthday</text:span><text:span text:style-name="T5">) {</text:span></text:p>
      <text:p text:style-name="P13"><text:span text:style-name="T7">this</text:span><text:span text:style-name="T5">.</text:span><text:span text:style-name="T9">firstname</text:span><text:span text:style-name="T5">=</text:span><text:span text:style-name="T9">firstname</text:span><text:span text:style-name="T5">;</text:span></text:p>
      <text:p text:style-name="P13"><text:span text:style-name="T6">this</text:span><text:span text:style-name="T5">.</text:span><text:span text:style-name="T9">lastname</text:span><text:span text:style-name="T5">=</text:span><text:span text:style-name="T9">lastname</text:span><text:span text:style-name="T5">;</text:span></text:p>
      <text:p text:style-name="P13"><text:span text:style-name="T6">this</text:span><text:span text:style-name="T5">.</text:span><text:span text:style-name="T9">birthday</text:span><text:span text:style-name="T5">=</text:span><text:span text:style-name="T6">new</text:span><text:span text:style-name="T8">Date</text:span><text:span text:style-name="T5">(</text:span><text:span text:style-name="T9">birthday</text:span><text:span text:style-name="T5">);</text:span></text:p>
      <text:p text:style-name="P14">}</text:p>
      <text:p text:style-name="P13"><text:span text:style-name="T10">getAge</text:span><text:span text:style-name="T5">() {</text:span></text:p>
      <text:p text:style-name="P13"><text:span text:style-name="T6">var </text:span><text:span text:style-name="T9">ageDifMs</text:span><text:span text:style-name="T5">=</text:span><text:span text:style-name="T8">Date</text:span><text:span text:style-name="T5">.</text:span><text:span text:style-name="T10">now</text:span><text:span text:style-name="T5">() -</text:span><text:span text:style-name="T6">this</text:span><text:span text:style-name="T5">.</text:span><text:span text:style-name="T9">birthday</text:span><text:span text:style-name="T5">.</text:span><text:span text:style-name="T10">getTime</text:span><text:span text:style-name="T5">();</text:span></text:p>
      <text:p text:style-name="P13"><text:span text:style-name="T6">var </text:span><text:span text:style-name="T9">ageDate</text:span><text:span text:style-name="T5">=</text:span><text:span text:style-name="T6">new</text:span><text:span text:style-name="T8">Date</text:span><text:span text:style-name="T5">(</text:span><text:span text:style-name="T9">ageDifMs</text:span><text:span text:style-name="T5">);</text:span></text:p>
      <text:p text:style-name="P13"><text:span text:style-name="T11">return</text:span><text:span text:style-name="T8">Math</text:span><text:span text:style-name="T5">.</text:span><text:span text:style-name="T10">abs</text:span><text:span text:style-name="T5">(</text:span><text:span text:style-name="T9">ageDate</text:span><text:span text:style-name="T5">.</text:span><text:span text:style-name="T10">getUTCFullYear</text:span><text:span text:style-name="T5">() -</text:span><text:span text:style-name="T12">1970</text:span><text:span text:style-name="T5">);</text:span></text:p>
      <text:p text:style-name="P14">}</text:p>
      <text:p text:style-name="P13"><text:span text:style-name="T10">toString</text:span><text:span text:style-name="T5">() {</text:span></text:p>
      <text:p text:style-name="P13"><text:span text:style-name="T11">return </text:span><text:span text:style-name="T6">this</text:span><text:span text:style-name="T5">.</text:span><text:span text:style-name="T9">firstname</text:span><text:span text:style-name="T5">+</text:span><text:span text:style-name="T4">''</text:span><text:span text:style-name="T5">+</text:span><text:span text:style-name="T6">this</text:span><text:span text:style-name="T5">.</text:span><text:span text:style-name="T9">lastname</text:span><text:span text:style-name="T5">+</text:span><text:span text:style-name="T4">'('</text:span><text:span text:style-name="T5">+</text:span><text:span text:style-name="T6">this</text:span><text:span text:style-name="T5">.</text:span><text:span text:style-name="T10">getAge</text:span><text:span text:style-name="T5">() +</text:span><text:span text:style-name="T4">')'</text:span><text:span text:style-name="T5">;</text:span></text:p>
      <text:p text:style-name="P14">}</text:p>
      <text:p text:style-name="P14">}</text:p>
      <text:p text:style-name="P13"><text:span text:style-name="T6">var </text:span><text:span text:style-name="T9">p</text:span><text:span text:style-name="T5">=</text:span><text:span text:style-name="T6">new </text:span><text:span text:style-name="T8">Person</text:span><text:span text:style-name="T5">(</text:span><text:span text:style-name="T4">'Paul'</text:span><text:span text:style-name="T5">,</text:span><text:span text:style-name="T4">'Almunia'</text:span><text:span text:style-name="T5">,</text:span><text:span text:style-name="T4">'07 -08-1966 '</text:span><text:span text:style-name="T5">);</text:span></text:p>
      <text:p text:style-name="P15">// Produce an implicit call to toString ()</text:p>
      <text:p text:style-name="P13"><text:span text:style-name="T8">console</text:span><text:span text:style-name="T5">.</text:span><text:span text:style-name="T10">log</text:span><text:span text:style-name="T5">(</text:span><text:span text:style-name="T4">'Person:'</text:span><text:span text:style-name="T5">+</text:span><text:span text:style-name="T9">p</text:span><text:span text:style-name="T5">);</text:span></text:p>
      <text:p text:style-name="P14"/>
      <text:p text:style-name="P3"/>
      <text:p text:style-name="P3"/>
      <text:p text:style-name="P5">Static methods</text:p>
      <text:p text:style-name="P3">If we need it, we can write static methods, that is, they can be invoked from the class without the <text:soft-page-break/>need to create an instance of it. For this we have to put the word static before the name of the method.</text:p>
      <text:p text:style-name="P3"/>
      <text:p text:style-name="P5">Properties</text:p>
      <text:p text:style-name="P3">You cannot define properties in the body of a class. In order to define them we can use the constructor (or from any other method), as we have seen in the first example, where the firstname, lastname and birthday properties are defined by means of this. An alternative to this way of creating properties is to use get and / or set methods to define two functions that will help us manage their access.</text:p>
      <text:p text:style-name="P3"/>
      <text:p text:style-name="P5">Heritage</text:p>
      <text:p text:style-name="P3">Although in ES5 we can use the prototype chain to perform an inheritance, with the ES6 class syntax this is much simpler and clearer. For this we must use extends in the class declaration:</text:p>
      <text:p text:style-name="P3"/>
      <text:p text:style-name="P13"><text:span text:style-name="T4">"use strict"</text:span><text:span text:style-name="T5">;</text:span></text:p>
      <text:p text:style-name="P13"><text:span text:style-name="T6">class </text:span><text:span text:style-name="T8">Person</text:span><text:span text:style-name="T5">{</text:span></text:p>
      <text:p text:style-name="P13"><text:span text:style-name="T6">constructor</text:span><text:span text:style-name="T5">(</text:span><text:span text:style-name="T9">firstname</text:span><text:span text:style-name="T5">,</text:span><text:span text:style-name="T9">lastname</text:span><text:span text:style-name="T5">,</text:span><text:span text:style-name="T9">birthday</text:span><text:span text:style-name="T5">) {</text:span></text:p>
      <text:p text:style-name="P13"><text:span text:style-name="T7">this</text:span><text:span text:style-name="T5">.</text:span><text:span text:style-name="T9">firstname</text:span><text:span text:style-name="T5">=</text:span><text:span text:style-name="T9">firstname</text:span><text:span text:style-name="T5">;</text:span></text:p>
      <text:p text:style-name="P13"><text:span text:style-name="T6">this</text:span><text:span text:style-name="T5">.</text:span><text:span text:style-name="T9">lastname</text:span><text:span text:style-name="T5">=</text:span><text:span text:style-name="T9">lastname</text:span><text:span text:style-name="T5">;</text:span></text:p>
      <text:p text:style-name="P13"><text:span text:style-name="T6">this</text:span><text:span text:style-name="T5">.</text:span><text:span text:style-name="T9">birthday</text:span><text:span text:style-name="T5">=</text:span><text:span text:style-name="T6">new </text:span><text:span text:style-name="T8">Date</text:span><text:span text:style-name="T5">(</text:span><text:span text:style-name="T9">birthday</text:span><text:span text:style-name="T5">);</text:span></text:p>
      <text:p text:style-name="P14">}</text:p>
      <text:p text:style-name="P13"><text:span text:style-name="T6">get </text:span><text:span text:style-name="T10">age</text:span><text:span text:style-name="T5">() {</text:span></text:p>
      <text:p text:style-name="P13"><text:span text:style-name="T6">var </text:span><text:span text:style-name="T9">ageDifMs</text:span><text:span text:style-name="T5">=</text:span><text:span text:style-name="T8">Date</text:span><text:span text:style-name="T5">.</text:span><text:span text:style-name="T10">now</text:span><text:span text:style-name="T5">() -</text:span><text:span text:style-name="T6">this</text:span><text:span text:style-name="T5">.</text:span><text:span text:style-name="T9">birthday</text:span><text:span text:style-name="T5">.</text:span><text:span text:style-name="T10">getTime</text:span><text:span text:style-name="T5">();</text:span></text:p>
      <text:p text:style-name="P13"><text:span text:style-name="T6">var </text:span><text:span text:style-name="T9">ageDate</text:span><text:span text:style-name="T5">=</text:span><text:span text:style-name="T6">new</text:span><text:span text:style-name="T8">Date</text:span><text:span text:style-name="T5">(</text:span><text:span text:style-name="T9">ageDifMs</text:span><text:span text:style-name="T5">);</text:span></text:p>
      <text:p text:style-name="P13"><text:span text:style-name="T11">return </text:span><text:span text:style-name="T8">Math</text:span><text:span text:style-name="T5">.</text:span><text:span text:style-name="T10">abs</text:span><text:span text:style-name="T5">(</text:span><text:span text:style-name="T9">ageDate</text:span><text:span text:style-name="T5">.</text:span><text:span text:style-name="T10">getUTCFullYear</text:span><text:span text:style-name="T5">() -</text:span><text:span text:style-name="T12">1970</text:span><text:span text:style-name="T5">);</text:span></text:p>
      <text:p text:style-name="P14">}</text:p>
      <text:p text:style-name="P14">}</text:p>
      <text:p text:style-name="P13"><text:span text:style-name="T6">class </text:span><text:span text:style-name="T8">Employee </text:span><text:span text:style-name="T6">extends </text:span><text:span text:style-name="T8">Person</text:span><text:span text:style-name="T5">{</text:span></text:p>
      <text:p text:style-name="P13"><text:span text:style-name="T6">constructor</text:span><text:span text:style-name="T5">(</text:span><text:span text:style-name="T9">firstname</text:span><text:span text:style-name="T5">,</text:span><text:span text:style-name="T9">lastname</text:span><text:span text:style-name="T5">,</text:span><text:span text:style-name="T9">birthday</text:span><text:span text:style-name="T5">,</text:span><text:span text:style-name="T9">position</text:span><text:span text:style-name="T5">) {</text:span></text:p>
      <text:p text:style-name="P13"><text:span text:style-name="T6">super</text:span><text:span text:style-name="T5">(</text:span><text:span text:style-name="T9">firstname</text:span><text:span text:style-name="T5">,</text:span><text:span text:style-name="T9">lastname</text:span><text:span text:style-name="T5">,</text:span><text:span text:style-name="T9">birthday</text:span><text:span text:style-name="T5">);</text:span></text:p>
      <text:p text:style-name="P13"><text:span text:style-name="T6">this</text:span><text:span text:style-name="T5">.</text:span><text:span text:style-name="T9">position</text:span><text:span text:style-name="T5">=</text:span><text:span text:style-name="T9">position</text:span><text:span text:style-name="T5">;</text:span></text:p>
      <text:p text:style-name="P14">}</text:p>
      <text:p text:style-name="P14">}</text:p>
      <text:p text:style-name="P15">// We create an object</text:p>
      <text:p text:style-name="P13"><text:span text:style-name="T6">var </text:span><text:span text:style-name="T9">p</text:span><text:span text:style-name="T5">=</text:span><text:span text:style-name="T6">new </text:span><text:span text:style-name="T8">Employee</text:span><text:span text:style-name="T5">(</text:span><text:span text:style-name="T4">'Paul'</text:span><text:span text:style-name="T5">,</text:span><text:span text:style-name="T4">'Almunia'</text:span><text:span text:style-name="T5">,</text:span><text:span text:style-name="T4">'07 -08-1966 '</text:span><text:span text:style-name="T5">,</text:span><text:span text:style-name="T4">'Architect'</text:span><text:span text:style-name="T5">);</text:span></text:p>
      <text:p text:style-name="P15">// We check your properties</text:p>
      <text:p text:style-name="P13"><text:span text:style-name="T8">console</text:span><text:span text:style-name="T5">.</text:span><text:span text:style-name="T10">log</text:span><text:span text:style-name="T5">(</text:span><text:span text:style-name="T9">p</text:span><text:span text:style-name="T5">.</text:span><text:span text:style-name="T9">firstname</text:span><text:span text:style-name="T5">,</text:span><text:span text:style-name="T9">p</text:span><text:span text:style-name="T5">.</text:span><text:span text:style-name="T9">lastname</text:span><text:span text:style-name="T5">,</text:span><text:span text:style-name="T9">p</text:span><text:span text:style-name="T5">.</text:span><text:span text:style-name="T9">position</text:span><text:span text:style-name="T5">);</text:span></text:p>
      <text:p text:style-name="P13"><text:span text:style-name="T8">console</text:span><text:span text:style-name="T5">.</text:span><text:span text:style-name="T10">log</text:span><text:span text:style-name="T5">(</text:span><text:span text:style-name="T9">p</text:span><text:span text:style-name="T5">.</text:span><text:span text:style-name="T9">age</text:span><text:span text:style-name="T5">);</text:span></text:p>
      <text:p text:style-name="P14"/>
      <text:p text:style-name="P3"/>
      <text:p text:style-name="P5"><text:soft-page-break/>super</text:p>
      <text:p text:style-name="P3">For a constructor or method to be able to call members of the parent class, it must use super, which is a reference to the superior class. In the case of the constructor it will be called simply with the parameters, in the case of wanting to call methods or concrete properties we will use super.membername.</text:p>
      <text:p text:style-name="P11">PROMISES EXAMPLES</text:p>
      <text:p text:style-name="P10"/>
      <text:p text:style-name="P20"><text:span text:style-name="Source_20_Text">const promise = new Promise((resolve, reject) =&gt; {</text:span></text:p>
      <text:p text:style-name="Preformatted_20_Text"><text:span text:style-name="Source_20_Text">const number = Math.floor(Math.random() * 10);</text:span></text:p>
      <text:p text:style-name="Preformatted_20_Text"/>
      <text:p text:style-name="Preformatted_20_Text"><text:span text:style-name="Source_20_Text"><text:s text:c="8"/>setTimeout(</text:span></text:p>
      <text:p text:style-name="Preformatted_20_Text"><text:span text:style-name="Source_20_Text"><text:s text:c="16"/>() =&gt; number &gt; 5</text:span></text:p>
      <text:p text:style-name="Preformatted_20_Text"><text:span text:style-name="Source_20_Text"><text:s text:c="24"/>? resolve(number)</text:span></text:p>
      <text:p text:style-name="Preformatted_20_Text"><text:span text:style-name="Source_20_Text"><text:s text:c="24"/>: reject(new Error('Menor a 5')),</text:span></text:p>
      <text:p text:style-name="Preformatted_20_Text"><text:span text:style-name="Source_20_Text"><text:s text:c="16"/>1000</text:span></text:p>
      <text:p text:style-name="Preformatted_20_Text"><text:span text:style-name="Source_20_Text"><text:s text:c="8"/>);</text:span></text:p>
      <text:p text:style-name="Preformatted_20_Text"><text:span text:style-name="Source_20_Text">});</text:span></text:p>
      <text:p text:style-name="Preformatted_20_Text"/>
      <text:p text:style-name="Preformatted_20_Text"><text:span text:style-name="Source_20_Text">promise.then(number =&gt; console.log(number)).catch(error =&gt; console.error(error));</text:span></text:p>
      <text:p text:style-name="P10"/>
      <text:p text:style-name="P12">See the blog post:</text:p>
      <text:p text:style-name="P10">https://medium.com/@mvtercero85/promise-te-lo-prometo-por-javascript-8b3ae2c5bbb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s" fo:country="ES"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s" fo:country="ES"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847cm" fo:margin-bottom="0.212cm"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635cm" fo:margin-bottom="0.141cm"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Label_20_1" style:display-name="ListLabel 1" style:family="text">
      <style:text-properties fo:color="#0000ff"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24702"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11-19T10:34:21.113302140</dc:date>
    <meta:editing-duration>PT43M54S</meta:editing-duration>
    <meta:editing-cycles>6</meta:editing-cycles>
    <meta:generator>LibreOffice/6.0.7.3$Linux_X86_64 LibreOffice_project/00m0$Build-3</meta:generator>
    <meta:document-statistic meta:table-count="0" meta:image-count="0" meta:object-count="0" meta:page-count="13" meta:paragraph-count="226" meta:word-count="2200" meta:character-count="13892" meta:non-whitespace-character-count="11688"/>
  </office:meta>
</office:document-meta>
</file>